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_0.5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OP_K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udent_same</text:p>
          </table:table-cell>
          <table:table-cell office:value-type="string" calcext:value-type="string">
            <text:p>SMT</text:p>
          </table:table-cell>
          <table:table-cell office:value-type="float" office:value="0.92693898279092" calcext:value-type="float">
            <text:p>0.92693898279092</text:p>
          </table:table-cell>
          <table:table-cell office:value-type="float" office:value="0.924445896530822" calcext:value-type="float">
            <text:p>0.924445896530822</text:p>
          </table:table-cell>
          <table:table-cell office:value-type="float" office:value="0.919704700309357" calcext:value-type="float">
            <text:p>0.919704700309357</text:p>
          </table:table-cell>
          <table:table-cell office:value-type="float" office:value="0.917389581882354" calcext:value-type="float">
            <text:p>0.917389581882354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73509894320227" calcext:value-type="float">
            <text:p>0.973509894320227</text:p>
          </table:table-cell>
          <table:table-cell office:value-type="float" office:value="0.97751658794532" calcext:value-type="float">
            <text:p>0.97751658794532</text:p>
          </table:table-cell>
          <table:table-cell office:value-type="float" office:value="0.982549117743288" calcext:value-type="float">
            <text:p>0.982549117743288</text:p>
          </table:table-cell>
          <table:table-cell office:value-type="float" office:value="0.98343146776161" calcext:value-type="float">
            <text:p>0.98343146776161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74925367873944" calcext:value-type="float">
            <text:p>0.974925367873944</text:p>
          </table:table-cell>
          <table:table-cell office:value-type="float" office:value="0.983428424048335" calcext:value-type="float">
            <text:p>0.983428424048335</text:p>
          </table:table-cell>
          <table:table-cell office:value-type="float" office:value="0.986423865305489" calcext:value-type="float">
            <text:p>0.986423865305489</text:p>
          </table:table-cell>
          <table:table-cell office:value-type="float" office:value="0.988218613663286" calcext:value-type="float">
            <text:p>0.988218613663286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83721363430698" calcext:value-type="float">
            <text:p>0.983721363430698</text:p>
          </table:table-cell>
          <table:table-cell office:value-type="float" office:value="0.986264414296381" calcext:value-type="float">
            <text:p>0.986264414296381</text:p>
          </table:table-cell>
          <table:table-cell office:value-type="float" office:value="0.988665652603464" calcext:value-type="float">
            <text:p>0.988665652603464</text:p>
          </table:table-cell>
          <table:table-cell office:value-type="float" office:value="0.989785587153625" calcext:value-type="float">
            <text:p>0.989785587153625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66995441997463" calcext:value-type="float">
            <text:p>0.966995441997463</text:p>
          </table:table-cell>
          <table:table-cell office:value-type="float" office:value="0.967564532195146" calcext:value-type="float">
            <text:p>0.967564532195146</text:p>
          </table:table-cell>
          <table:table-cell office:value-type="float" office:value="0.9703170282904" calcext:value-type="float">
            <text:p>0.9703170282904</text:p>
          </table:table-cell>
          <table:table-cell office:value-type="float" office:value="0.969936253403995" calcext:value-type="float">
            <text:p>0.969936253403995</text:p>
          </table:table-cell>
        </table:table-row>
        <table:table-row table:style-name="ro1">
          <table:table-cell office:value-type="string" calcext:value-type="string">
            <text:p>student_diff</text:p>
          </table:table-cell>
          <table:table-cell office:value-type="string" calcext:value-type="string">
            <text:p>SMT</text:p>
          </table:table-cell>
          <table:table-cell office:value-type="float" office:value="0.81198253577678" calcext:value-type="float">
            <text:p>0.81198253577678</text:p>
          </table:table-cell>
          <table:table-cell office:value-type="float" office:value="0.814636766746695" calcext:value-type="float">
            <text:p>0.814636766746695</text:p>
          </table:table-cell>
          <table:table-cell office:value-type="float" office:value="0.818420609066479" calcext:value-type="float">
            <text:p>0.818420609066479</text:p>
          </table:table-cell>
          <table:table-cell office:value-type="float" office:value="0.82234064762879" calcext:value-type="float">
            <text:p>0.82234064762879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37987763018887" calcext:value-type="float">
            <text:p>0.837987763018887</text:p>
          </table:table-cell>
          <table:table-cell office:value-type="float" office:value="0.844617855730564" calcext:value-type="float">
            <text:p>0.844617855730564</text:p>
          </table:table-cell>
          <table:table-cell office:value-type="float" office:value="0.857181129722296" calcext:value-type="float">
            <text:p>0.857181129722296</text:p>
          </table:table-cell>
          <table:table-cell office:value-type="float" office:value="0.864311612062399" calcext:value-type="float">
            <text:p>0.864311612062399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33562974847178" calcext:value-type="float">
            <text:p>0.833562974847178</text:p>
          </table:table-cell>
          <table:table-cell office:value-type="float" office:value="0.847273674650704" calcext:value-type="float">
            <text:p>0.847273674650704</text:p>
          </table:table-cell>
          <table:table-cell office:value-type="float" office:value="0.859280959006286" calcext:value-type="float">
            <text:p>0.859280959006286</text:p>
          </table:table-cell>
          <table:table-cell office:value-type="float" office:value="0.867292278357733" calcext:value-type="float">
            <text:p>0.867292278357733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44037782078825" calcext:value-type="float">
            <text:p>0.844037782078825</text:p>
          </table:table-cell>
          <table:table-cell office:value-type="float" office:value="0.85057165814862" calcext:value-type="float">
            <text:p>0.85057165814862</text:p>
          </table:table-cell>
          <table:table-cell office:value-type="float" office:value="0.859884295355204" calcext:value-type="float">
            <text:p>0.859884295355204</text:p>
          </table:table-cell>
          <table:table-cell office:value-type="float" office:value="0.867176305838305" calcext:value-type="float">
            <text:p>0.867176305838305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36580938823798" calcext:value-type="float">
            <text:p>0.836580938823798</text:p>
          </table:table-cell>
          <table:table-cell office:value-type="float" office:value="0.842272107683756" calcext:value-type="float">
            <text:p>0.842272107683756</text:p>
          </table:table-cell>
          <table:table-cell office:value-type="float" office:value="0.851283188149997" calcext:value-type="float">
            <text:p>0.851283188149997</text:p>
          </table:table-cell>
          <table:table-cell office:value-type="float" office:value="0.858379910492917" calcext:value-type="float">
            <text:p>0.858379910492917</text:p>
          </table:table-cell>
        </table:table-row>
        <table:table-row table:style-name="ro1">
          <table:table-cell office:value-type="string" calcext:value-type="string">
            <text:p>teacher_same</text:p>
          </table:table-cell>
          <table:table-cell office:value-type="string" calcext:value-type="string">
            <text:p>SMT</text:p>
          </table:table-cell>
          <table:table-cell office:value-type="float" office:value="0.945989960322405" calcext:value-type="float">
            <text:p>0.945989960322405</text:p>
          </table:table-cell>
          <table:table-cell office:value-type="float" office:value="0.943484718814115" calcext:value-type="float">
            <text:p>0.943484718814115</text:p>
          </table:table-cell>
          <table:table-cell office:value-type="float" office:value="0.938502071826438" calcext:value-type="float">
            <text:p>0.938502071826438</text:p>
          </table:table-cell>
          <table:table-cell office:value-type="float" office:value="0.933341464546914" calcext:value-type="float">
            <text:p>0.933341464546914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75857432311099" calcext:value-type="float">
            <text:p>0.975857432311099</text:p>
          </table:table-cell>
          <table:table-cell office:value-type="float" office:value="0.976577693761624" calcext:value-type="float">
            <text:p>0.976577693761624</text:p>
          </table:table-cell>
          <table:table-cell office:value-type="float" office:value="0.977878096269274" calcext:value-type="float">
            <text:p>0.977878096269274</text:p>
          </table:table-cell>
          <table:table-cell office:value-type="float" office:value="0.97850480927163" calcext:value-type="float">
            <text:p>0.97850480927163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73673079116465" calcext:value-type="float">
            <text:p>0.973673079116465</text:p>
          </table:table-cell>
          <table:table-cell office:value-type="float" office:value="0.977286274923285" calcext:value-type="float">
            <text:p>0.977286274923285</text:p>
          </table:table-cell>
          <table:table-cell office:value-type="float" office:value="0.97913747402077" calcext:value-type="float">
            <text:p>0.97913747402077</text:p>
          </table:table-cell>
          <table:table-cell office:value-type="float" office:value="0.980445954607612" calcext:value-type="float">
            <text:p>0.980445954607612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78498896397867" calcext:value-type="float">
            <text:p>0.978498896397867</text:p>
          </table:table-cell>
          <table:table-cell office:value-type="float" office:value="0.979191526592001" calcext:value-type="float">
            <text:p>0.979191526592001</text:p>
          </table:table-cell>
          <table:table-cell office:value-type="float" office:value="0.983208214084132" calcext:value-type="float">
            <text:p>0.983208214084132</text:p>
          </table:table-cell>
          <table:table-cell office:value-type="float" office:value="0.983842460786312" calcext:value-type="float">
            <text:p>0.983842460786312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76478337161003" calcext:value-type="float">
            <text:p>0.976478337161003</text:p>
          </table:table-cell>
          <table:table-cell office:value-type="float" office:value="0.977497762182908" calcext:value-type="float">
            <text:p>0.977497762182908</text:p>
          </table:table-cell>
          <table:table-cell office:value-type="float" office:value="0.978812295092439" calcext:value-type="float">
            <text:p>0.978812295092439</text:p>
          </table:table-cell>
          <table:table-cell office:value-type="float" office:value="0.979697534772775" calcext:value-type="float">
            <text:p>0.979697534772775</text:p>
          </table:table-cell>
        </table:table-row>
        <table:table-row table:style-name="ro1">
          <table:table-cell office:value-type="string" calcext:value-type="string">
            <text:p>teacher_diff</text:p>
          </table:table-cell>
          <table:table-cell office:value-type="string" calcext:value-type="string">
            <text:p>SMT</text:p>
          </table:table-cell>
          <table:table-cell office:value-type="float" office:value="0.796793146657746" calcext:value-type="float">
            <text:p>0.796793146657746</text:p>
          </table:table-cell>
          <table:table-cell office:value-type="float" office:value="0.796373223685349" calcext:value-type="float">
            <text:p>0.796373223685349</text:p>
          </table:table-cell>
          <table:table-cell office:value-type="float" office:value="0.793123932223302" calcext:value-type="float">
            <text:p>0.793123932223302</text:p>
          </table:table-cell>
          <table:table-cell office:value-type="float" office:value="0.790579710209142" calcext:value-type="float">
            <text:p>0.790579710209142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3127928150988" calcext:value-type="float">
            <text:p>0.83127928150988</text:p>
          </table:table-cell>
          <table:table-cell office:value-type="float" office:value="0.833355204128321" calcext:value-type="float">
            <text:p>0.833355204128321</text:p>
          </table:table-cell>
          <table:table-cell office:value-type="float" office:value="0.834651334618576" calcext:value-type="float">
            <text:p>0.834651334618576</text:p>
          </table:table-cell>
          <table:table-cell office:value-type="float" office:value="0.835788520727395" calcext:value-type="float">
            <text:p>0.835788520727395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28873736466062" calcext:value-type="float">
            <text:p>0.828873736466062</text:p>
          </table:table-cell>
          <table:table-cell office:value-type="float" office:value="0.833376120794095" calcext:value-type="float">
            <text:p>0.833376120794095</text:p>
          </table:table-cell>
          <table:table-cell office:value-type="float" office:value="0.83542620828166" calcext:value-type="float">
            <text:p>0.83542620828166</text:p>
          </table:table-cell>
          <table:table-cell office:value-type="float" office:value="0.837996649815919" calcext:value-type="float">
            <text:p>0.837996649815919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31548462733184" calcext:value-type="float">
            <text:p>0.831548462733184</text:p>
          </table:table-cell>
          <table:table-cell office:value-type="float" office:value="0.833892876783849" calcext:value-type="float">
            <text:p>0.833892876783849</text:p>
          </table:table-cell>
          <table:table-cell office:value-type="float" office:value="0.835504093399015" calcext:value-type="float">
            <text:p>0.835504093399015</text:p>
          </table:table-cell>
          <table:table-cell office:value-type="float" office:value="0.836598822690353" calcext:value-type="float">
            <text:p>0.836598822690353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32091227204938" calcext:value-type="float">
            <text:p>0.832091227204938</text:p>
          </table:table-cell>
          <table:table-cell office:value-type="float" office:value="0.834323289985663" calcext:value-type="float">
            <text:p>0.834323289985663</text:p>
          </table:table-cell>
          <table:table-cell office:value-type="float" office:value="0.835566687649205" calcext:value-type="float">
            <text:p>0.835566687649205</text:p>
          </table:table-cell>
          <table:table-cell office:value-type="float" office:value="0.836662885089467" calcext:value-type="float">
            <text:p>0.836662885089467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MT</text:p>
          </table:table-cell>
          <table:table-cell office:value-type="float" office:value="0.956525795847084" calcext:value-type="float">
            <text:p>0.956525795847084</text:p>
          </table:table-cell>
          <table:table-cell office:value-type="float" office:value="0.954566729882487" calcext:value-type="float">
            <text:p>0.954566729882487</text:p>
          </table:table-cell>
          <table:table-cell office:value-type="float" office:value="0.951642266610694" calcext:value-type="float">
            <text:p>0.951642266610694</text:p>
          </table:table-cell>
          <table:table-cell office:value-type="float" office:value="0.949214841951242" calcext:value-type="float">
            <text:p>0.949214841951242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86049090453653" calcext:value-type="float">
            <text:p>0.986049090453653</text:p>
          </table:table-cell>
          <table:table-cell office:value-type="float" office:value="0.986615195878462" calcext:value-type="float">
            <text:p>0.986615195878462</text:p>
          </table:table-cell>
          <table:table-cell office:value-type="float" office:value="0.987969384776144" calcext:value-type="float">
            <text:p>0.987969384776144</text:p>
          </table:table-cell>
          <table:table-cell office:value-type="float" office:value="0.988443923656796" calcext:value-type="float">
            <text:p>0.988443923656796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80111754744638" calcext:value-type="float">
            <text:p>0.980111754744638</text:p>
          </table:table-cell>
          <table:table-cell office:value-type="float" office:value="0.98236045144334" calcext:value-type="float">
            <text:p>0.98236045144334</text:p>
          </table:table-cell>
          <table:table-cell office:value-type="float" office:value="0.983783702795375" calcext:value-type="float">
            <text:p>0.983783702795375</text:p>
          </table:table-cell>
          <table:table-cell office:value-type="float" office:value="0.984839350066025" calcext:value-type="float">
            <text:p>0.984839350066025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82401805784071" calcext:value-type="float">
            <text:p>0.982401805784071</text:p>
          </table:table-cell>
          <table:table-cell office:value-type="float" office:value="0.983382170953105" calcext:value-type="float">
            <text:p>0.983382170953105</text:p>
          </table:table-cell>
          <table:table-cell office:value-type="float" office:value="0.984755365280367" calcext:value-type="float">
            <text:p>0.984755365280367</text:p>
          </table:table-cell>
          <table:table-cell office:value-type="float" office:value="0.985430225739712" calcext:value-type="float">
            <text:p>0.985430225739712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87853698066022" calcext:value-type="float">
            <text:p>0.987853698066022</text:p>
          </table:table-cell>
          <table:table-cell office:value-type="float" office:value="0.98844578375695" calcext:value-type="float">
            <text:p>0.98844578375695</text:p>
          </table:table-cell>
          <table:table-cell office:value-type="float" office:value="0.98934092367499" calcext:value-type="float">
            <text:p>0.98934092367499</text:p>
          </table:table-cell>
          <table:table-cell office:value-type="float" office:value="0.990051624419165" calcext:value-type="float">
            <text:p>0.990051624419165</text:p>
          </table:table-cell>
        </table:table-row>
      </table:table>
      <table:table table:name="Precision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OP_K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udent_same</text:p>
          </table:table-cell>
          <table:table-cell office:value-type="string" calcext:value-type="string">
            <text:p>SMT</text:p>
          </table:table-cell>
          <table:table-cell office:value-type="float" office:value="0.872879458246805" calcext:value-type="float">
            <text:p>0.872879458246805</text:p>
          </table:table-cell>
          <table:table-cell office:value-type="float" office:value="0.869090183186141" calcext:value-type="float">
            <text:p>0.869090183186141</text:p>
          </table:table-cell>
          <table:table-cell office:value-type="float" office:value="0.86011410005334" calcext:value-type="float">
            <text:p>0.86011410005334</text:p>
          </table:table-cell>
          <table:table-cell office:value-type="float" office:value="0.854815060221894" calcext:value-type="float">
            <text:p>0.854815060221894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57953501572456" calcext:value-type="float">
            <text:p>0.957953501572456</text:p>
          </table:table-cell>
          <table:table-cell office:value-type="float" office:value="0.965368916314394" calcext:value-type="float">
            <text:p>0.965368916314394</text:p>
          </table:table-cell>
          <table:table-cell office:value-type="float" office:value="0.974512502356814" calcext:value-type="float">
            <text:p>0.974512502356814</text:p>
          </table:table-cell>
          <table:table-cell office:value-type="float" office:value="0.975421436807489" calcext:value-type="float">
            <text:p>0.975421436807489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61891744815912" calcext:value-type="float">
            <text:p>0.961891744815912</text:p>
          </table:table-cell>
          <table:table-cell office:value-type="float" office:value="0.976904492071526" calcext:value-type="float">
            <text:p>0.976904492071526</text:p>
          </table:table-cell>
          <table:table-cell office:value-type="float" office:value="0.982525106851454" calcext:value-type="float">
            <text:p>0.982525106851454</text:p>
          </table:table-cell>
          <table:table-cell office:value-type="float" office:value="0.985969979233452" calcext:value-type="float">
            <text:p>0.985969979233452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74845073628698" calcext:value-type="float">
            <text:p>0.974845073628698</text:p>
          </table:table-cell>
          <table:table-cell office:value-type="float" office:value="0.979490225082863" calcext:value-type="float">
            <text:p>0.979490225082863</text:p>
          </table:table-cell>
          <table:table-cell office:value-type="float" office:value="0.98395434128967" calcext:value-type="float">
            <text:p>0.98395434128967</text:p>
          </table:table-cell>
          <table:table-cell office:value-type="float" office:value="0.985814113808126" calcext:value-type="float">
            <text:p>0.985814113808126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60423711003742" calcext:value-type="float">
            <text:p>0.960423711003742</text:p>
          </table:table-cell>
          <table:table-cell office:value-type="float" office:value="0.961869081272921" calcext:value-type="float">
            <text:p>0.961869081272921</text:p>
          </table:table-cell>
          <table:table-cell office:value-type="float" office:value="0.964810142729304" calcext:value-type="float">
            <text:p>0.964810142729304</text:p>
          </table:table-cell>
          <table:table-cell office:value-type="float" office:value="0.964013996648727" calcext:value-type="float">
            <text:p>0.964013996648727</text:p>
          </table:table-cell>
        </table:table-row>
        <table:table-row table:style-name="ro1">
          <table:table-cell office:value-type="string" calcext:value-type="string">
            <text:p>student_diff</text:p>
          </table:table-cell>
          <table:table-cell office:value-type="string" calcext:value-type="string">
            <text:p>SMT</text:p>
          </table:table-cell>
          <table:table-cell office:value-type="float" office:value="0.789500436974614" calcext:value-type="float">
            <text:p>0.789500436974614</text:p>
          </table:table-cell>
          <table:table-cell office:value-type="float" office:value="0.791769985674339" calcext:value-type="float">
            <text:p>0.791769985674339</text:p>
          </table:table-cell>
          <table:table-cell office:value-type="float" office:value="0.790842901065478" calcext:value-type="float">
            <text:p>0.790842901065478</text:p>
          </table:table-cell>
          <table:table-cell office:value-type="float" office:value="0.79148336043996" calcext:value-type="float">
            <text:p>0.79148336043996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40406397997219" calcext:value-type="float">
            <text:p>0.840406397997219</text:p>
          </table:table-cell>
          <table:table-cell office:value-type="float" office:value="0.850234030482937" calcext:value-type="float">
            <text:p>0.850234030482937</text:p>
          </table:table-cell>
          <table:table-cell office:value-type="float" office:value="0.865248712922127" calcext:value-type="float">
            <text:p>0.865248712922127</text:p>
          </table:table-cell>
          <table:table-cell office:value-type="float" office:value="0.871947659951742" calcext:value-type="float">
            <text:p>0.871947659951742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35807243805234" calcext:value-type="float">
            <text:p>0.835807243805234</text:p>
          </table:table-cell>
          <table:table-cell office:value-type="float" office:value="0.860085995067445" calcext:value-type="float">
            <text:p>0.860085995067445</text:p>
          </table:table-cell>
          <table:table-cell office:value-type="float" office:value="0.874363970454315" calcext:value-type="float">
            <text:p>0.874363970454315</text:p>
          </table:table-cell>
          <table:table-cell office:value-type="float" office:value="0.883016229729278" calcext:value-type="float">
            <text:p>0.883016229729278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53182163924043" calcext:value-type="float">
            <text:p>0.853182163924043</text:p>
          </table:table-cell>
          <table:table-cell office:value-type="float" office:value="0.862886114782729" calcext:value-type="float">
            <text:p>0.862886114782729</text:p>
          </table:table-cell>
          <table:table-cell office:value-type="float" office:value="0.872320657559521" calcext:value-type="float">
            <text:p>0.872320657559521</text:p>
          </table:table-cell>
          <table:table-cell office:value-type="float" office:value="0.879388861337704" calcext:value-type="float">
            <text:p>0.879388861337704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47110730640869" calcext:value-type="float">
            <text:p>0.847110730640869</text:p>
          </table:table-cell>
          <table:table-cell office:value-type="float" office:value="0.855749446653704" calcext:value-type="float">
            <text:p>0.855749446653704</text:p>
          </table:table-cell>
          <table:table-cell office:value-type="float" office:value="0.864214260233783" calcext:value-type="float">
            <text:p>0.864214260233783</text:p>
          </table:table-cell>
          <table:table-cell office:value-type="float" office:value="0.869772540777374" calcext:value-type="float">
            <text:p>0.869772540777374</text:p>
          </table:table-cell>
        </table:table-row>
        <table:table-row table:style-name="ro1">
          <table:table-cell office:value-type="string" calcext:value-type="string">
            <text:p>teacher_same</text:p>
          </table:table-cell>
          <table:table-cell office:value-type="string" calcext:value-type="string">
            <text:p>SMT</text:p>
          </table:table-cell>
          <table:table-cell office:value-type="float" office:value="0.903846948720152" calcext:value-type="float">
            <text:p>0.903846948720152</text:p>
          </table:table-cell>
          <table:table-cell office:value-type="float" office:value="0.899584751237149" calcext:value-type="float">
            <text:p>0.899584751237149</text:p>
          </table:table-cell>
          <table:table-cell office:value-type="float" office:value="0.890830382984782" calcext:value-type="float">
            <text:p>0.890830382984782</text:p>
          </table:table-cell>
          <table:table-cell office:value-type="float" office:value="0.882111369470005" calcext:value-type="float">
            <text:p>0.882111369470005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74098992425093" calcext:value-type="float">
            <text:p>0.974098992425093</text:p>
          </table:table-cell>
          <table:table-cell office:value-type="float" office:value="0.975405643000079" calcext:value-type="float">
            <text:p>0.975405643000079</text:p>
          </table:table-cell>
          <table:table-cell office:value-type="float" office:value="0.97776060065219" calcext:value-type="float">
            <text:p>0.97776060065219</text:p>
          </table:table-cell>
          <table:table-cell office:value-type="float" office:value="0.97872165808165" calcext:value-type="float">
            <text:p>0.97872165808165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72391259160348" calcext:value-type="float">
            <text:p>0.972391259160348</text:p>
          </table:table-cell>
          <table:table-cell office:value-type="float" office:value="0.978182395406078" calcext:value-type="float">
            <text:p>0.978182395406078</text:p>
          </table:table-cell>
          <table:table-cell office:value-type="float" office:value="0.980991831964546" calcext:value-type="float">
            <text:p>0.980991831964546</text:p>
          </table:table-cell>
          <table:table-cell office:value-type="float" office:value="0.982864335743671" calcext:value-type="float">
            <text:p>0.982864335743671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78858215185135" calcext:value-type="float">
            <text:p>0.978858215185135</text:p>
          </table:table-cell>
          <table:table-cell office:value-type="float" office:value="0.980105482596871" calcext:value-type="float">
            <text:p>0.980105482596871</text:p>
          </table:table-cell>
          <table:table-cell office:value-type="float" office:value="0.985374757176242" calcext:value-type="float">
            <text:p>0.985374757176242</text:p>
          </table:table-cell>
          <table:table-cell office:value-type="float" office:value="0.98620896818758" calcext:value-type="float">
            <text:p>0.98620896818758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75414045039767" calcext:value-type="float">
            <text:p>0.975414045039767</text:p>
          </table:table-cell>
          <table:table-cell office:value-type="float" office:value="0.977284308774447" calcext:value-type="float">
            <text:p>0.977284308774447</text:p>
          </table:table-cell>
          <table:table-cell office:value-type="float" office:value="0.979144346711416" calcext:value-type="float">
            <text:p>0.979144346711416</text:p>
          </table:table-cell>
          <table:table-cell office:value-type="float" office:value="0.98010479219454" calcext:value-type="float">
            <text:p>0.98010479219454</text:p>
          </table:table-cell>
        </table:table-row>
        <table:table-row table:style-name="ro1">
          <table:table-cell office:value-type="string" calcext:value-type="string">
            <text:p>teacher_diff</text:p>
          </table:table-cell>
          <table:table-cell office:value-type="string" calcext:value-type="string">
            <text:p>SMT</text:p>
          </table:table-cell>
          <table:table-cell office:value-type="float" office:value="0.763092714511158" calcext:value-type="float">
            <text:p>0.763092714511158</text:p>
          </table:table-cell>
          <table:table-cell office:value-type="float" office:value="0.761471395411565" calcext:value-type="float">
            <text:p>0.761471395411565</text:p>
          </table:table-cell>
          <table:table-cell office:value-type="float" office:value="0.756994276848584" calcext:value-type="float">
            <text:p>0.756994276848584</text:p>
          </table:table-cell>
          <table:table-cell office:value-type="float" office:value="0.75189630270649" calcext:value-type="float">
            <text:p>0.75189630270649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37145820399977" calcext:value-type="float">
            <text:p>0.837145820399977</text:p>
          </table:table-cell>
          <table:table-cell office:value-type="float" office:value="0.840433335002457" calcext:value-type="float">
            <text:p>0.840433335002457</text:p>
          </table:table-cell>
          <table:table-cell office:value-type="float" office:value="0.845108863597199" calcext:value-type="float">
            <text:p>0.845108863597199</text:p>
          </table:table-cell>
          <table:table-cell office:value-type="float" office:value="0.847739767267986" calcext:value-type="float">
            <text:p>0.847739767267986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3661484198381" calcext:value-type="float">
            <text:p>0.83661484198381</text:p>
          </table:table-cell>
          <table:table-cell office:value-type="float" office:value="0.84387063930688" calcext:value-type="float">
            <text:p>0.84387063930688</text:p>
          </table:table-cell>
          <table:table-cell office:value-type="float" office:value="0.849782033426684" calcext:value-type="float">
            <text:p>0.849782033426684</text:p>
          </table:table-cell>
          <table:table-cell office:value-type="float" office:value="0.85506829499889" calcext:value-type="float">
            <text:p>0.85506829499889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40064034506636" calcext:value-type="float">
            <text:p>0.840064034506636</text:p>
          </table:table-cell>
          <table:table-cell office:value-type="float" office:value="0.843543497706536" calcext:value-type="float">
            <text:p>0.843543497706536</text:p>
          </table:table-cell>
          <table:table-cell office:value-type="float" office:value="0.848797165419244" calcext:value-type="float">
            <text:p>0.848797165419244</text:p>
          </table:table-cell>
          <table:table-cell office:value-type="float" office:value="0.851640460705407" calcext:value-type="float">
            <text:p>0.851640460705407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39293830488013" calcext:value-type="float">
            <text:p>0.839293830488013</text:p>
          </table:table-cell>
          <table:table-cell office:value-type="float" office:value="0.842670619312445" calcext:value-type="float">
            <text:p>0.842670619312445</text:p>
          </table:table-cell>
          <table:table-cell office:value-type="float" office:value="0.847150337976994" calcext:value-type="float">
            <text:p>0.847150337976994</text:p>
          </table:table-cell>
          <table:table-cell office:value-type="float" office:value="0.849481916753016" calcext:value-type="float">
            <text:p>0.849481916753016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MT</text:p>
          </table:table-cell>
          <table:table-cell office:value-type="float" office:value="0.925439423789376" calcext:value-type="float">
            <text:p>0.925439423789376</text:p>
          </table:table-cell>
          <table:table-cell office:value-type="float" office:value="0.921671966587581" calcext:value-type="float">
            <text:p>0.921671966587581</text:p>
          </table:table-cell>
          <table:table-cell office:value-type="float" office:value="0.915836580768524" calcext:value-type="float">
            <text:p>0.915836580768524</text:p>
          </table:table-cell>
          <table:table-cell office:value-type="float" office:value="0.91102581946388" calcext:value-type="float">
            <text:p>0.91102581946388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84905944994657" calcext:value-type="float">
            <text:p>0.984905944994657</text:p>
          </table:table-cell>
          <table:table-cell office:value-type="float" office:value="0.985957681049037" calcext:value-type="float">
            <text:p>0.985957681049037</text:p>
          </table:table-cell>
          <table:table-cell office:value-type="float" office:value="0.98826214842381" calcext:value-type="float">
            <text:p>0.98826214842381</text:p>
          </table:table-cell>
          <table:table-cell office:value-type="float" office:value="0.988805139949997" calcext:value-type="float">
            <text:p>0.988805139949997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78424587806464" calcext:value-type="float">
            <text:p>0.978424587806464</text:p>
          </table:table-cell>
          <table:table-cell office:value-type="float" office:value="0.982740878258267" calcext:value-type="float">
            <text:p>0.982740878258267</text:p>
          </table:table-cell>
          <table:table-cell office:value-type="float" office:value="0.984965825429953" calcext:value-type="float">
            <text:p>0.984965825429953</text:p>
          </table:table-cell>
          <table:table-cell office:value-type="float" office:value="0.98649705853704" calcext:value-type="float">
            <text:p>0.98649705853704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81364096252641" calcext:value-type="float">
            <text:p>0.981364096252641</text:p>
          </table:table-cell>
          <table:table-cell office:value-type="float" office:value="0.983204913933651" calcext:value-type="float">
            <text:p>0.983204913933651</text:p>
          </table:table-cell>
          <table:table-cell office:value-type="float" office:value="0.985362995841046" calcext:value-type="float">
            <text:p>0.985362995841046</text:p>
          </table:table-cell>
          <table:table-cell office:value-type="float" office:value="0.986250117060452" calcext:value-type="float">
            <text:p>0.986250117060452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87966778761849" calcext:value-type="float">
            <text:p>0.987966778761849</text:p>
          </table:table-cell>
          <table:table-cell office:value-type="float" office:value="0.988900118004381" calcext:value-type="float">
            <text:p>0.988900118004381</text:p>
          </table:table-cell>
          <table:table-cell office:value-type="float" office:value="0.990001431746002" calcext:value-type="float">
            <text:p>0.990001431746002</text:p>
          </table:table-cell>
          <table:table-cell office:value-type="float" office:value="0.99076904161319" calcext:value-type="float">
            <text:p>0.99076904161319</text:p>
          </table:table-cell>
        </table:table-row>
      </table:table>
      <table:table table:name="Recall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OP_K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udent_same</text:p>
          </table:table-cell>
          <table:table-cell office:value-type="string" calcext:value-type="string">
            <text:p>SMT</text:p>
          </table:table-cell>
          <table:table-cell office:value-type="float" office:value="0.990435578243786" calcext:value-type="float">
            <text:p>0.990435578243786</text:p>
          </table:table-cell>
          <table:table-cell office:value-type="float" office:value="0.99020902502322" calcext:value-type="float">
            <text:p>0.99020902502322</text:p>
          </table:table-cell>
          <table:table-cell office:value-type="float" office:value="0.991443849452832" calcext:value-type="float">
            <text:p>0.991443849452832</text:p>
          </table:table-cell>
          <table:table-cell office:value-type="float" office:value="0.993040088099968" calcext:value-type="float">
            <text:p>0.993040088099968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93362581087132" calcext:value-type="float">
            <text:p>0.993362581087132</text:p>
          </table:table-cell>
          <table:table-cell office:value-type="float" office:value="0.99319236820998" calcext:value-type="float">
            <text:p>0.99319236820998</text:p>
          </table:table-cell>
          <table:table-cell office:value-type="float" office:value="0.993171765028052" calcext:value-type="float">
            <text:p>0.993171765028052</text:p>
          </table:table-cell>
          <table:table-cell office:value-type="float" office:value="0.994049973091889" calcext:value-type="float">
            <text:p>0.994049973091889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91012447299872" calcext:value-type="float">
            <text:p>0.991012447299872</text:p>
          </table:table-cell>
          <table:table-cell office:value-type="float" office:value="0.991777615298221" calcext:value-type="float">
            <text:p>0.991777615298221</text:p>
          </table:table-cell>
          <table:table-cell office:value-type="float" office:value="0.991776669770682" calcext:value-type="float">
            <text:p>0.991776669770682</text:p>
          </table:table-cell>
          <table:table-cell office:value-type="float" office:value="0.991732264187354" calcext:value-type="float">
            <text:p>0.991732264187354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94776420075821" calcext:value-type="float">
            <text:p>0.994776420075821</text:p>
          </table:table-cell>
          <table:table-cell office:value-type="float" office:value="0.995005480801536" calcext:value-type="float">
            <text:p>0.995005480801536</text:p>
          </table:table-cell>
          <table:table-cell office:value-type="float" office:value="0.995149433622487" calcext:value-type="float">
            <text:p>0.995149433622487</text:p>
          </table:table-cell>
          <table:table-cell office:value-type="float" office:value="0.995165202949634" calcext:value-type="float">
            <text:p>0.995165202949634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75548150856358" calcext:value-type="float">
            <text:p>0.975548150856358</text:p>
          </table:table-cell>
          <table:table-cell office:value-type="float" office:value="0.975356969228051" calcext:value-type="float">
            <text:p>0.975356969228051</text:p>
          </table:table-cell>
          <table:table-cell office:value-type="float" office:value="0.977728409315236" calcext:value-type="float">
            <text:p>0.977728409315236</text:p>
          </table:table-cell>
          <table:table-cell office:value-type="float" office:value="0.977669148327831" calcext:value-type="float">
            <text:p>0.977669148327831</text:p>
          </table:table-cell>
        </table:table-row>
        <table:table-row table:style-name="ro1">
          <table:table-cell office:value-type="string" calcext:value-type="string">
            <text:p>student_diff</text:p>
          </table:table-cell>
          <table:table-cell office:value-type="string" calcext:value-type="string">
            <text:p>SMT</text:p>
          </table:table-cell>
          <table:table-cell office:value-type="float" office:value="0.844978067418411" calcext:value-type="float">
            <text:p>0.844978067418411</text:p>
          </table:table-cell>
          <table:table-cell office:value-type="float" office:value="0.84994747503957" calcext:value-type="float">
            <text:p>0.84994747503957</text:p>
          </table:table-cell>
          <table:table-cell office:value-type="float" office:value="0.859726700062631" calcext:value-type="float">
            <text:p>0.859726700062631</text:p>
          </table:table-cell>
          <table:table-cell office:value-type="float" office:value="0.867853727458815" calcext:value-type="float">
            <text:p>0.867853727458815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45259504999882" calcext:value-type="float">
            <text:p>0.845259504999882</text:p>
          </table:table-cell>
          <table:table-cell office:value-type="float" office:value="0.850809085887016" calcext:value-type="float">
            <text:p>0.850809085887016</text:p>
          </table:table-cell>
          <table:table-cell office:value-type="float" office:value="0.860808149716468" calcext:value-type="float">
            <text:p>0.860808149716468</text:p>
          </table:table-cell>
          <table:table-cell office:value-type="float" office:value="0.868883709900229" calcext:value-type="float">
            <text:p>0.868883709900229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41177728632237" calcext:value-type="float">
            <text:p>0.841177728632237</text:p>
          </table:table-cell>
          <table:table-cell office:value-type="float" office:value="0.846722718871993" calcext:value-type="float">
            <text:p>0.846722718871993</text:p>
          </table:table-cell>
          <table:table-cell office:value-type="float" office:value="0.856616740964525" calcext:value-type="float">
            <text:p>0.856616740964525</text:p>
          </table:table-cell>
          <table:table-cell office:value-type="float" office:value="0.864209609167138" calcext:value-type="float">
            <text:p>0.864209609167138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44114167806386" calcext:value-type="float">
            <text:p>0.844114167806386</text:p>
          </table:table-cell>
          <table:table-cell office:value-type="float" office:value="0.849932401193051" calcext:value-type="float">
            <text:p>0.849932401193051</text:p>
          </table:table-cell>
          <table:table-cell office:value-type="float" office:value="0.859677913469935" calcext:value-type="float">
            <text:p>0.859677913469935</text:p>
          </table:table-cell>
          <table:table-cell office:value-type="float" office:value="0.867805247452828" calcext:value-type="float">
            <text:p>0.867805247452828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35497470898155" calcext:value-type="float">
            <text:p>0.835497470898155</text:p>
          </table:table-cell>
          <table:table-cell office:value-type="float" office:value="0.841399303035307" calcext:value-type="float">
            <text:p>0.841399303035307</text:p>
          </table:table-cell>
          <table:table-cell office:value-type="float" office:value="0.851170140160462" calcext:value-type="float">
            <text:p>0.851170140160462</text:p>
          </table:table-cell>
          <table:table-cell office:value-type="float" office:value="0.860388781325314" calcext:value-type="float">
            <text:p>0.860388781325314</text:p>
          </table:table-cell>
        </table:table-row>
        <table:table-row table:style-name="ro1">
          <table:table-cell office:value-type="string" calcext:value-type="string">
            <text:p>teacher_same</text:p>
          </table:table-cell>
          <table:table-cell office:value-type="string" calcext:value-type="string">
            <text:p>SMT</text:p>
          </table:table-cell>
          <table:table-cell office:value-type="float" office:value="0.995336425468709" calcext:value-type="float">
            <text:p>0.995336425468709</text:p>
          </table:table-cell>
          <table:table-cell office:value-type="float" office:value="0.995325253754266" calcext:value-type="float">
            <text:p>0.995325253754266</text:p>
          </table:table-cell>
          <table:table-cell office:value-type="float" office:value="0.995704562958256" calcext:value-type="float">
            <text:p>0.995704562958256</text:p>
          </table:table-cell>
          <table:table-cell office:value-type="float" office:value="0.995929296981712" calcext:value-type="float">
            <text:p>0.995929296981712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83461180951498" calcext:value-type="float">
            <text:p>0.983461180951498</text:p>
          </table:table-cell>
          <table:table-cell office:value-type="float" office:value="0.983507232924332" calcext:value-type="float">
            <text:p>0.983507232924332</text:p>
          </table:table-cell>
          <table:table-cell office:value-type="float" office:value="0.983235063566003" calcext:value-type="float">
            <text:p>0.983235063566003</text:p>
          </table:table-cell>
          <table:table-cell office:value-type="float" office:value="0.983442771727433" calcext:value-type="float">
            <text:p>0.983442771727433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83979816587806" calcext:value-type="float">
            <text:p>0.983979816587806</text:p>
          </table:table-cell>
          <table:table-cell office:value-type="float" office:value="0.984536453364332" calcext:value-type="float">
            <text:p>0.984536453364332</text:p>
          </table:table-cell>
          <table:table-cell office:value-type="float" office:value="0.985414478943338" calcext:value-type="float">
            <text:p>0.985414478943338</text:p>
          </table:table-cell>
          <table:table-cell office:value-type="float" office:value="0.985866760012949" calcext:value-type="float">
            <text:p>0.985866760012949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83320415135415" calcext:value-type="float">
            <text:p>0.983320415135415</text:p>
          </table:table-cell>
          <table:table-cell office:value-type="float" office:value="0.983599140128564" calcext:value-type="float">
            <text:p>0.983599140128564</text:p>
          </table:table-cell>
          <table:table-cell office:value-type="float" office:value="0.985536159627591" calcext:value-type="float">
            <text:p>0.985536159627591</text:p>
          </table:table-cell>
          <table:table-cell office:value-type="float" office:value="0.98587488485717" calcext:value-type="float">
            <text:p>0.98587488485717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80526423732895" calcext:value-type="float">
            <text:p>0.980526423732895</text:p>
          </table:table-cell>
          <table:table-cell office:value-type="float" office:value="0.980983008530009" calcext:value-type="float">
            <text:p>0.980983008530009</text:p>
          </table:table-cell>
          <table:table-cell office:value-type="float" office:value="0.981786792483566" calcext:value-type="float">
            <text:p>0.981786792483566</text:p>
          </table:table-cell>
          <table:table-cell office:value-type="float" office:value="0.98268749870493" calcext:value-type="float">
            <text:p>0.98268749870493</text:p>
          </table:table-cell>
        </table:table-row>
        <table:table-row table:style-name="ro1">
          <table:table-cell office:value-type="string" calcext:value-type="string">
            <text:p>teacher_diff</text:p>
          </table:table-cell>
          <table:table-cell office:value-type="string" calcext:value-type="string">
            <text:p>SMT</text:p>
          </table:table-cell>
          <table:table-cell office:value-type="float" office:value="0.844162153138372" calcext:value-type="float">
            <text:p>0.844162153138372</text:p>
          </table:table-cell>
          <table:table-cell office:value-type="float" office:value="0.846650954471948" calcext:value-type="float">
            <text:p>0.846650954471948</text:p>
          </table:table-cell>
          <table:table-cell office:value-type="float" office:value="0.846074229964753" calcext:value-type="float">
            <text:p>0.846074229964753</text:p>
          </table:table-cell>
          <table:table-cell office:value-type="float" office:value="0.847625125859057" calcext:value-type="float">
            <text:p>0.847625125859057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837963128573031" calcext:value-type="float">
            <text:p>0.837963128573031</text:p>
          </table:table-cell>
          <table:table-cell office:value-type="float" office:value="0.840455218380315" calcext:value-type="float">
            <text:p>0.840455218380315</text:p>
          </table:table-cell>
          <table:table-cell office:value-type="float" office:value="0.83997718516233" calcext:value-type="float">
            <text:p>0.83997718516233</text:p>
          </table:table-cell>
          <table:table-cell office:value-type="float" office:value="0.840638437346412" calcext:value-type="float">
            <text:p>0.840638437346412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833439334815796" calcext:value-type="float">
            <text:p>0.833439334815796</text:p>
          </table:table-cell>
          <table:table-cell office:value-type="float" office:value="0.836623020898925" calcext:value-type="float">
            <text:p>0.836623020898925</text:p>
          </table:table-cell>
          <table:table-cell office:value-type="float" office:value="0.836458784682983" calcext:value-type="float">
            <text:p>0.836458784682983</text:p>
          </table:table-cell>
          <table:table-cell office:value-type="float" office:value="0.837557796504835" calcext:value-type="float">
            <text:p>0.837557796504835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83513501016163" calcext:value-type="float">
            <text:p>0.83513501016163</text:p>
          </table:table-cell>
          <table:table-cell office:value-type="float" office:value="0.83783359193302" calcext:value-type="float">
            <text:p>0.83783359193302</text:p>
          </table:table-cell>
          <table:table-cell office:value-type="float" office:value="0.837222271177985" calcext:value-type="float">
            <text:p>0.837222271177985</text:p>
          </table:table-cell>
          <table:table-cell office:value-type="float" office:value="0.837889469867563" calcext:value-type="float">
            <text:p>0.837889469867563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836007699671131" calcext:value-type="float">
            <text:p>0.836007699671131</text:p>
          </table:table-cell>
          <table:table-cell office:value-type="float" office:value="0.838550219958254" calcext:value-type="float">
            <text:p>0.838550219958254</text:p>
          </table:table-cell>
          <table:table-cell office:value-type="float" office:value="0.837890397502363" calcext:value-type="float">
            <text:p>0.837890397502363</text:p>
          </table:table-cell>
          <table:table-cell office:value-type="float" office:value="0.838926160217823" calcext:value-type="float">
            <text:p>0.838926160217823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SMT</text:p>
          </table:table-cell>
          <table:table-cell office:value-type="float" office:value="0.99041521504942" calcext:value-type="float">
            <text:p>0.99041521504942</text:p>
          </table:table-cell>
          <table:table-cell office:value-type="float" office:value="0.990673567339092" calcext:value-type="float">
            <text:p>0.990673567339092</text:p>
          </table:table-cell>
          <table:table-cell office:value-type="float" office:value="0.991357607523777" calcext:value-type="float">
            <text:p>0.991357607523777</text:p>
          </table:table-cell>
          <table:table-cell office:value-type="float" office:value="0.99189230261781" calcext:value-type="float">
            <text:p>0.99189230261781</text:p>
          </table:table-cell>
        </table:table-row>
        <table:table-row table:style-name="ro1">
          <table:table-cell/>
          <table:table-cell office:value-type="string" calcext:value-type="string">
            <text:p>CNN_5</text:p>
          </table:table-cell>
          <table:table-cell office:value-type="float" office:value="0.987805787094356" calcext:value-type="float">
            <text:p>0.987805787094356</text:p>
          </table:table-cell>
          <table:table-cell office:value-type="float" office:value="0.987958322859777" calcext:value-type="float">
            <text:p>0.987958322859777</text:p>
          </table:table-cell>
          <table:table-cell office:value-type="float" office:value="0.988433248110309" calcext:value-type="float">
            <text:p>0.988433248110309</text:p>
          </table:table-cell>
          <table:table-cell office:value-type="float" office:value="0.988925487807928" calcext:value-type="float">
            <text:p>0.988925487807928</text:p>
          </table:table-cell>
        </table:table-row>
        <table:table-row table:style-name="ro1">
          <table:table-cell/>
          <table:table-cell office:value-type="string" calcext:value-type="string">
            <text:p>CNN_7</text:p>
          </table:table-cell>
          <table:table-cell office:value-type="float" office:value="0.98262555956141" calcext:value-type="float">
            <text:p>0.98262555956141</text:p>
          </table:table-cell>
          <table:table-cell office:value-type="float" office:value="0.982797768089582" calcext:value-type="float">
            <text:p>0.982797768089582</text:p>
          </table:table-cell>
          <table:table-cell office:value-type="float" office:value="0.983557891608291" calcext:value-type="float">
            <text:p>0.983557891608291</text:p>
          </table:table-cell>
          <table:table-cell office:value-type="float" office:value="0.984233180457711" calcext:value-type="float">
            <text:p>0.984233180457711</text:p>
          </table:table-cell>
        </table:table-row>
        <table:table-row table:style-name="ro1">
          <table:table-cell/>
          <table:table-cell office:value-type="string" calcext:value-type="string">
            <text:p>CNN_9</text:p>
          </table:table-cell>
          <table:table-cell office:value-type="float" office:value="0.984093189155337" calcext:value-type="float">
            <text:p>0.984093189155337</text:p>
          </table:table-cell>
          <table:table-cell office:value-type="float" office:value="0.984294569207898" calcext:value-type="float">
            <text:p>0.984294569207898</text:p>
          </table:table-cell>
          <table:table-cell office:value-type="float" office:value="0.985006925519535" calcext:value-type="float">
            <text:p>0.985006925519535</text:p>
          </table:table-cell>
          <table:table-cell office:value-type="float" office:value="0.985578533705437" calcext:value-type="float">
            <text:p>0.985578533705437</text:p>
          </table:table-cell>
        </table:table-row>
        <table:table-row table:style-name="ro1">
          <table:table-cell/>
          <table:table-cell office:value-type="string" calcext:value-type="string">
            <text:p>LSTM</text:p>
          </table:table-cell>
          <table:table-cell office:value-type="float" office:value="0.988145712551834" calcext:value-type="float">
            <text:p>0.988145712551834</text:p>
          </table:table-cell>
          <table:table-cell office:value-type="float" office:value="0.988467794535762" calcext:value-type="float">
            <text:p>0.988467794535762</text:p>
          </table:table-cell>
          <table:table-cell office:value-type="float" office:value="0.989276131053097" calcext:value-type="float">
            <text:p>0.989276131053097</text:p>
          </table:table-cell>
          <table:table-cell office:value-type="float" office:value="0.990009962276896" calcext:value-type="float">
            <text:p>0.990009962276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7:12:13.218243617</meta:creation-date>
    <dc:date>2019-04-13T08:12:55.609954161</dc:date>
    <meta:editing-duration>PT9M21S</meta:editing-duration>
    <meta:editing-cycles>4</meta:editing-cycles>
    <meta:generator>LibreOffice/6.0.7.3$Linux_X86_64 LibreOffice_project/00m0$Build-3</meta:generator>
    <meta:document-statistic meta:table-count="3" meta:cell-count="405" meta:object-count="0"/>
  </office:meta>
</office:document-meta>
</file>